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449A2F94C0A462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1.9465in" svg:height="6.7165in" draw:z-index="0"><draw:image xlink:href="Pictures/100000000000055600000300449A2F94C0A462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0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20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22:21:20.058062509</meta:creation-date>
    <dc:date>2023-01-14T22:21:39.914864107</dc:date>
    <meta:editing-duration>PT20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